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43ae" officeooo:paragraph-rsid="000c43ae"/>
    </style:style>
    <style:style style:name="P2" style:family="paragraph" style:parent-style-name="Standard">
      <style:text-properties officeooo:rsid="000f0ab7" officeooo:paragraph-rsid="000f0a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+listez les fichiers en format long dans l’ordre inverse de l’ordre alphabétique ;</text:p>
      <text:p text:style-name="P1">+listez les fichiers du plus ancien au plus récent en format long ;</text:p>
      <text:p text:style-name="P1">+Listez tous les fichiers dont le nom :</text:p>
      <text:p text:style-name="P1"><text:s/>commence par n et finit par e ; </text:p>
      <text:p text:style-name="P1">contient exactement quatre caractères quelconques ;</text:p>
      <text:p text:style-name="P1">contient au moins quatre caractères ;</text:p>
      <text:p text:style-name="P1">contient au moins un z ;</text:p>
      <text:p text:style-name="P1">commence par un chiffre.</text:p>
      <text:p text:style-name="P1"/>
      <text:p text:style-name="P2">+Copiez le fichier /etc/hosts dans le répertoire $HOME que vous désignerez par son chemin absolu.</text:p>
      <text:p text:style-name="P2">+Copiez le fichier hosts depuis votre répertoire racine vers le répertoire courant ($HOME/Unix/TP1) en utilisant cette fois des chemins relatifs. Détruisez le fichier $HOME/hosts.</text:p>
      <text:p text:style-name="P2">+Créez un fichier de nom -i, et essayez de l’effacer.</text:p>
      <text:p text:style-name="P2">+Trouvez deux commandes permettant de visualiser le contenu du fichier ho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3:53:45.622646250</meta:creation-date>
    <meta:editing-duration>PT1M2S</meta:editing-duration>
    <meta:editing-cycles>2</meta:editing-cycles>
    <meta:generator>LibreOffice/5.1.6.2$Linux_X86_64 LibreOffice_project/10m0$Build-2</meta:generator>
    <dc:date>2018-03-28T13:54:41.195324125</dc:date>
    <meta:document-statistic meta:table-count="0" meta:image-count="0" meta:object-count="0" meta:page-count="1" meta:paragraph-count="12" meta:word-count="124" meta:character-count="763" meta:non-whitespace-character-count="649"/>
  </office:meta>
</office:document-meta>
</file>